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7"/>
    <style:style style:name="ce4" style:family="table-cell" style:parent-style-name="Default" style:data-style-name="N38"/>
    <style:style style:name="ce5" style:family="table-cell" style:parent-style-name="Default" style:data-style-name="N39"/>
    <style:style style:name="ce6" style:family="table-cell" style:parent-style-name="Default" style:data-style-name="N19"/>
    <style:style style:name="ce7" style:family="table-cell" style:parent-style-name="Default" style:data-style-name="N25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95816666666667cm"/>
    </style:style>
    <style:style style:name="co3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019" table:default-cell-style-name="ce1"/>
        <table:table-column table:style-name="co3" table:number-columns-repeated="15360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Datum</text:p>
          </table:table-cell>
          <table:table-cell office:value-type="string" table:style-name="ce1">
            <text:p>Anfang</text:p>
          </table:table-cell>
          <table:table-cell office:value-type="string" table:style-name="ce1">
            <text:p>Ende</text:p>
          </table:table-cell>
          <table:table-cell office:value-type="string" table:style-name="ce1">
            <text:p>Arbeitszeit</text:p>
          </table:table-cell>
          <table:table-cell office:value-type="string" table:style-name="ce1">
            <text:p>Aufgabe</text:p>
          </table:table-cell>
          <table:table-cell table:number-columns-repeated="16379"/>
        </table:table-row>
        <table:table-row table:style-name="ro1">
          <table:table-cell office:value-type="date" office:date-value="2020-05-07T00:00:00" table:style-name="ce2">
            <text:p>05.07.20</text:p>
          </table:table-cell>
          <table:table-cell office:value-type="time" office:time-value="PT10H0M0S" table:style-name="ce3">
            <text:p>10:00</text:p>
          </table:table-cell>
          <table:table-cell office:value-type="time" office:time-value="PT23H30M0S" table:style-name="ce3">
            <text:p>23:30</text:p>
          </table:table-cell>
          <table:table-cell office:value-type="time" office:time-value="PT13H30M0S" table:formula="of:=[.C4]-[.B4]" table:style-name="ce3">
            <text:p>13:30</text:p>
          </table:table-cell>
          <table:table-cell office:value-type="string" table:style-name="ce1">
            <text:p>Signalerzeugung</text:p>
          </table:table-cell>
          <table:table-cell table:number-columns-repeated="16379"/>
        </table:table-row>
        <table:table-row table:style-name="ro1">
          <table:table-cell office:value-type="date" office:date-value="2020-05-10T00:00:00" table:style-name="ce2">
            <text:p>05.10.20</text:p>
          </table:table-cell>
          <table:table-cell office:value-type="time" office:time-value="PT12H0M0S" table:style-name="ce3">
            <text:p>12:00</text:p>
          </table:table-cell>
          <table:table-cell office:value-type="time" office:time-value="PT15H30M0S" table:style-name="ce3">
            <text:p>15:30</text:p>
          </table:table-cell>
          <table:table-cell office:value-type="time" office:time-value="PT3H30M0S" table:formula="of:=[.C5]-[.B5]" table:style-name="ce3">
            <text:p>03:30</text:p>
          </table:table-cell>
          <table:table-cell office:value-type="string" table:style-name="ce1">
            <text:p>SIgnalerzeugung</text:p>
          </table:table-cell>
          <table:table-cell table:number-columns-repeated="16379"/>
        </table:table-row>
        <table:table-row table:style-name="ro1">
          <table:table-cell office:value-type="date" office:date-value="2020-05-15T00:00:00" table:style-name="ce2">
            <text:p>05.15.20</text:p>
          </table:table-cell>
          <table:table-cell office:value-type="time" office:time-value="PT13H30M0S" table:style-name="ce3">
            <text:p>13:30</text:p>
          </table:table-cell>
          <table:table-cell office:value-type="time" office:time-value="PT20H0M0S" table:style-name="ce3">
            <text:p>20:00</text:p>
          </table:table-cell>
          <table:table-cell office:value-type="time" office:time-value="PT6H30M0S" table:formula="of:=[.C6]-[.B6]" table:style-name="ce3">
            <text:p>06:30</text:p>
          </table:table-cell>
          <table:table-cell office:value-type="string" table:style-name="ce1">
            <text:p>SIgnalerzeugung</text:p>
          </table:table-cell>
          <table:table-cell table:number-columns-repeated="16379"/>
        </table:table-row>
        <table:table-row table:style-name="ro1">
          <table:table-cell office:value-type="date" office:date-value="2020-05-16T00:00:00" table:style-name="ce2">
            <text:p>05.16.20</text:p>
          </table:table-cell>
          <table:table-cell office:value-type="time" office:time-value="PT18H0M0S" table:style-name="ce3">
            <text:p>18:00</text:p>
          </table:table-cell>
          <table:table-cell office:value-type="time" office:time-value="PT21H30M0S" table:style-name="ce3">
            <text:p>21:30</text:p>
          </table:table-cell>
          <table:table-cell office:value-type="time" office:time-value="PT3H30M0S" table:formula="of:=[.C7]-[.B7]" table:style-name="ce3">
            <text:p>03:30</text:p>
          </table:table-cell>
          <table:table-cell office:value-type="string" table:style-name="ce1">
            <text:p>SIgnalerzeugung</text:p>
          </table:table-cell>
          <table:table-cell table:number-columns-repeated="16379"/>
        </table:table-row>
        <table:table-row table:style-name="ro1">
          <table:table-cell office:value-type="date" office:date-value="2020-05-22T00:00:00" table:style-name="ce2">
            <text:p>05.22.20</text:p>
          </table:table-cell>
          <table:table-cell office:value-type="time" office:time-value="PT12H0M0S" table:style-name="ce3">
            <text:p>12:00</text:p>
          </table:table-cell>
          <table:table-cell office:value-type="time" office:time-value="PT19H0M0S" table:style-name="ce3">
            <text:p>19:00</text:p>
          </table:table-cell>
          <table:table-cell office:value-type="time" office:time-value="PT7H0M0S" table:formula="of:=[.C8]-[.B8]" table:style-name="ce3">
            <text:p>07:00</text:p>
          </table:table-cell>
          <table:table-cell office:value-type="string" table:style-name="ce1">
            <text:p>SIgnalerzeugung</text:p>
          </table:table-cell>
          <table:table-cell table:number-columns-repeated="16379"/>
        </table:table-row>
        <table:table-row table:style-name="ro1">
          <table:table-cell office:value-type="date" office:date-value="2020-05-25T00:00:00" table:style-name="ce2">
            <text:p>05.25.20</text:p>
          </table:table-cell>
          <table:table-cell office:value-type="time" office:time-value="PT11H0M0S" table:style-name="ce3">
            <text:p>11:00</text:p>
          </table:table-cell>
          <table:table-cell office:value-type="time" office:time-value="PT19H0M0S" table:style-name="ce3">
            <text:p>19:00</text:p>
          </table:table-cell>
          <table:table-cell office:value-type="time" office:time-value="PT8H0M0S" table:formula="of:=[.C9]-[.B9]" table:style-name="ce3">
            <text:p>08:00</text:p>
          </table:table-cell>
          <table:table-cell office:value-type="string" table:style-name="ce1">
            <text:p>Signalerzeugung/Effekte</text:p>
          </table:table-cell>
          <table:table-cell table:number-columns-repeated="16379"/>
        </table:table-row>
        <table:table-row table:style-name="ro1">
          <table:table-cell office:value-type="date" office:date-value="2020-05-26T00:00:00" table:style-name="ce2">
            <text:p>05.26.20</text:p>
          </table:table-cell>
          <table:table-cell office:value-type="time" office:time-value="PT11H0M0S" table:style-name="ce3">
            <text:p>11:00</text:p>
          </table:table-cell>
          <table:table-cell office:value-type="time" office:time-value="PT18H30M0S" table:style-name="ce3">
            <text:p>18:30</text:p>
          </table:table-cell>
          <table:table-cell office:value-type="time" office:time-value="PT7H30M0S" table:formula="of:=[.C10]-[.B10]" table:style-name="ce3">
            <text:p>07:30</text:p>
          </table:table-cell>
          <table:table-cell office:value-type="string" table:style-name="ce1">
            <text:p>Signalerzeugung</text:p>
          </table:table-cell>
          <table:table-cell table:number-columns-repeated="16379"/>
        </table:table-row>
        <table:table-row table:style-name="ro1">
          <table:table-cell office:value-type="date" office:date-value="2020-05-27T00:00:00" table:style-name="ce2">
            <text:p>05.27.20</text:p>
          </table:table-cell>
          <table:table-cell office:value-type="time" office:time-value="PT18H0M0S" table:style-name="ce3">
            <text:p>18:00</text:p>
          </table:table-cell>
          <table:table-cell office:value-type="time" office:time-value="PT20H0M0S" table:style-name="ce3">
            <text:p>20:00</text:p>
          </table:table-cell>
          <table:table-cell office:value-type="time" office:time-value="PT2H0M0S" table:formula="of:=[.C11]-[.B11]" table:style-name="ce3">
            <text:p>02:00</text:p>
          </table:table-cell>
          <table:table-cell office:value-type="string" table:style-name="ce1">
            <text:p>Signalerzeugung</text:p>
          </table:table-cell>
          <table:table-cell table:number-columns-repeated="16379"/>
        </table:table-row>
        <table:table-row table:style-name="ro1">
          <table:table-cell office:value-type="date" office:date-value="2020-05-29T00:00:00" table:style-name="ce2">
            <text:p>05.29.20</text:p>
          </table:table-cell>
          <table:table-cell office:value-type="time" office:time-value="PT11H0M0S" table:style-name="ce3">
            <text:p>11:00</text:p>
          </table:table-cell>
          <table:table-cell office:value-type="time" office:time-value="PT17H0M0S" table:style-name="ce3">
            <text:p>17:00</text:p>
          </table:table-cell>
          <table:table-cell office:value-type="time" office:time-value="PT6H0M0S" table:formula="of:=[.C12]-[.B12]" table:style-name="ce3">
            <text:p>06:00</text:p>
          </table:table-cell>
          <table:table-cell office:value-type="string" table:style-name="ce1">
            <text:p>Signalerzeugung</text:p>
          </table:table-cell>
          <table:table-cell table:number-columns-repeated="16379"/>
        </table:table-row>
        <table:table-row table:style-name="ro1">
          <table:table-cell office:value-type="date" office:date-value="2020-06-04T00:00:00" table:style-name="ce2">
            <text:p>06.04.20</text:p>
          </table:table-cell>
          <table:table-cell office:value-type="time" office:time-value="PT12H30M0S" table:style-name="ce3">
            <text:p>12:30</text:p>
          </table:table-cell>
          <table:table-cell office:value-type="time" office:time-value="PT22H0M0S" table:style-name="ce3">
            <text:p>22:00</text:p>
          </table:table-cell>
          <table:table-cell office:value-type="time" office:time-value="PT9H30M0S" table:formula="of:=[.C13]-[.B13]" table:style-name="ce3">
            <text:p>09:30</text:p>
          </table:table-cell>
          <table:table-cell office:value-type="string" table:style-name="ce1">
            <text:p>Signalerzeugung/SD-Karte</text:p>
          </table:table-cell>
          <table:table-cell table:number-columns-repeated="16379"/>
        </table:table-row>
        <table:table-row table:style-name="ro1">
          <table:table-cell office:value-type="date" office:date-value="2020-06-12T00:00:00" table:style-name="ce2">
            <text:p>06.12.20</text:p>
          </table:table-cell>
          <table:table-cell office:value-type="time" office:time-value="PT12H0M0S" table:style-name="ce3">
            <text:p>12:00</text:p>
          </table:table-cell>
          <table:table-cell office:value-type="time" office:time-value="PT19H30M0S" table:style-name="ce3">
            <text:p>19:30</text:p>
          </table:table-cell>
          <table:table-cell office:value-type="time" office:time-value="PT7H30M0S" table:formula="of:=[.C14]-[.B14]" table:style-name="ce3">
            <text:p>07:30</text:p>
          </table:table-cell>
          <table:table-cell office:value-type="string" table:style-name="ce1">
            <text:p>Signalerzeugung/effekten/Filter</text:p>
          </table:table-cell>
          <table:table-cell table:number-columns-repeated="16379"/>
        </table:table-row>
        <table:table-row table:style-name="ro1">
          <table:table-cell office:value-type="date" office:date-value="2020-06-18T00:00:00" table:style-name="ce2">
            <text:p>06.18.20</text:p>
          </table:table-cell>
          <table:table-cell office:value-type="time" office:time-value="PT11H30M0S" table:style-name="ce3">
            <text:p>11:30</text:p>
          </table:table-cell>
          <table:table-cell office:value-type="time" office:time-value="PT20H0M0S" table:style-name="ce3">
            <text:p>20:00</text:p>
          </table:table-cell>
          <table:table-cell office:value-type="time" office:time-value="PT8H30M0S" table:formula="of:=[.C15]-[.B15]" table:style-name="ce3">
            <text:p>08:30</text:p>
          </table:table-cell>
          <table:table-cell office:value-type="string" table:style-name="ce1">
            <text:p>Samplerate</text:p>
          </table:table-cell>
          <table:table-cell table:number-columns-repeated="16379"/>
        </table:table-row>
        <table:table-row table:style-name="ro1">
          <table:table-cell office:value-type="date" office:date-value="2020-06-22T00:00:00" table:style-name="ce2">
            <text:p>06.22.20</text:p>
          </table:table-cell>
          <table:table-cell office:value-type="time" office:time-value="PT14H0M0S" table:style-name="ce3">
            <text:p>14:00</text:p>
          </table:table-cell>
          <table:table-cell office:value-type="time" office:time-value="PT16H0M0S" table:style-name="ce3">
            <text:p>16:00</text:p>
          </table:table-cell>
          <table:table-cell office:value-type="time" office:time-value="PT2H0M0S" table:formula="of:=[.C16]-[.B16]" table:style-name="ce3">
            <text:p>02:00</text:p>
          </table:table-cell>
          <table:table-cell office:value-type="string" table:style-name="ce1">
            <text:p>Matlab Blocksize determination</text:p>
          </table:table-cell>
          <table:table-cell table:number-columns-repeated="16379"/>
        </table:table-row>
        <table:table-row table:style-name="ro1">
          <table:table-cell office:value-type="date" office:date-value="2020-06-24T00:00:00" table:style-name="ce2">
            <text:p>06.24.20</text:p>
          </table:table-cell>
          <table:table-cell office:value-type="time" office:time-value="PT11H30M0S" table:style-name="ce3">
            <text:p>11:30</text:p>
          </table:table-cell>
          <table:table-cell office:value-type="time" office:time-value="PT20H30M0S" table:style-name="ce3">
            <text:p>20:30</text:p>
          </table:table-cell>
          <table:table-cell office:value-type="time" office:time-value="PT9H0M0S" table:formula="of:=[.C17]-[.B17]" table:style-name="ce3">
            <text:p>09:00</text:p>
          </table:table-cell>
          <table:table-cell office:value-type="string" table:style-name="ce1">
            <text:p>DMA Buffer size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06.30.20</text:p>
          </table:table-cell>
          <table:table-cell office:value-type="time" office:time-value="PT12H0M0S" table:style-name="ce3">
            <text:p>12:00</text:p>
          </table:table-cell>
          <table:table-cell office:value-type="time" office:time-value="PT18H0M0S" table:style-name="ce3">
            <text:p>18:00</text:p>
          </table:table-cell>
          <table:table-cell office:value-type="time" office:time-value="PT6H0M0S" table:formula="of:=[.C18]-[.B18]" table:style-name="ce3">
            <text:p>06:00</text:p>
          </table:table-cell>
          <table:table-cell office:value-type="string" table:style-name="ce1">
            <text:p>Signalerzeugung 1.4</text:p>
          </table:table-cell>
          <table:table-cell table:number-columns-repeated="16379"/>
        </table:table-row>
        <table:table-row table:style-name="ro1">
          <table:table-cell office:value-type="date" office:date-value="2020-01-07T00:00:00" table:style-name="ce5">
            <text:p>07.01.2020</text:p>
          </table:table-cell>
          <table:table-cell office:value-type="time" office:time-value="PT12H0M0S" table:style-name="ce3">
            <text:p>12:00</text:p>
          </table:table-cell>
          <table:table-cell office:value-type="time" office:time-value="PT20H0M0S" table:style-name="ce3">
            <text:p>20:00</text:p>
          </table:table-cell>
          <table:table-cell office:value-type="time" office:time-value="PT8H0M0S" table:formula="of:=[.C19]-[.B19]" table:style-name="ce3">
            <text:p>08:00</text:p>
          </table:table-cell>
          <table:table-cell office:value-type="string" table:style-name="ce1">
            <text:p>MatlabScript LUT</text:p>
          </table:table-cell>
          <table:table-cell table:number-columns-repeated="16379"/>
        </table:table-row>
        <table:table-row table:style-name="ro1">
          <table:table-cell office:value-type="date" office:date-value="2020-02-07T00:00:00" table:style-name="ce5">
            <text:p>07.02.2020</text:p>
          </table:table-cell>
          <table:table-cell office:value-type="time" office:time-value="PT11H30M0S" table:style-name="ce3">
            <text:p>11:30</text:p>
          </table:table-cell>
          <table:table-cell office:value-type="time" office:time-value="PT17H30M0S" table:style-name="ce3">
            <text:p>17:30</text:p>
          </table:table-cell>
          <table:table-cell office:value-type="time" office:time-value="PT6H0M0S" table:formula="of:=[.C20]-[.B20]" table:style-name="ce3">
            <text:p>06:00</text:p>
          </table:table-cell>
          <table:table-cell office:value-type="string" table:style-name="ce1">
            <text:p>MatlabScript LUT/Signalerzeugung 1.4</text:p>
          </table:table-cell>
          <table:table-cell table:number-columns-repeated="16379"/>
        </table:table-row>
        <table:table-row table:style-name="ro1">
          <table:table-cell office:value-type="date" office:date-value="2020-05-07T00:00:00" table:style-name="ce5">
            <text:p>07.05.2020</text:p>
          </table:table-cell>
          <table:table-cell office:value-type="time" office:time-value="PT11H0M0S" table:style-name="ce3">
            <text:p>11:00</text:p>
          </table:table-cell>
          <table:table-cell office:value-type="time" office:time-value="PT20H0M0S" table:style-name="ce3">
            <text:p>20:00</text:p>
          </table:table-cell>
          <table:table-cell office:value-type="time" office:time-value="PT9H0M0S" table:formula="of:=[.C21]-[.B21]" table:style-name="ce3">
            <text:p>09:00</text:p>
          </table:table-cell>
          <table:table-cell office:value-type="string" table:style-name="ce1">
            <text:p>LUT in Flash speichern</text:p>
          </table:table-cell>
          <table:table-cell table:number-columns-repeated="16379"/>
        </table:table-row>
        <table:table-row table:style-name="ro1">
          <table:table-cell office:value-type="date" office:date-value="2020-07-30T00:00:00" table:style-name="ce6">
            <text:p>30.07.2020</text:p>
          </table:table-cell>
          <table:table-cell office:value-type="time" office:time-value="PT13H0M0S" table:style-name="ce7">
            <text:p>13:00</text:p>
          </table:table-cell>
          <table:table-cell office:value-type="time" office:time-value="PT20H30M0S" table:style-name="ce7">
            <text:p>20:30</text:p>
          </table:table-cell>
          <table:table-cell office:value-type="time" office:time-value="PT7H30M0S" table:formula="of:=[.C22]-[.B22]" table:style-name="ce3">
            <text:p>07:30</text:p>
          </table:table-cell>
          <table:table-cell office:value-type="string" table:style-name="ce1">
            <text:p>An neuen µC anpassen</text:p>
          </table:table-cell>
          <table:table-cell table:number-columns-repeated="16379"/>
        </table:table-row>
        <table:table-row table:style-name="ro1">
          <table:table-cell office:value-type="date" office:date-value="2020-07-31T00:00:00" table:style-name="ce6">
            <text:p>31.07.2020</text:p>
          </table:table-cell>
          <table:table-cell office:value-type="time" office:time-value="PT14H0M0S" table:style-name="ce7">
            <text:p>14:00</text:p>
          </table:table-cell>
          <table:table-cell office:value-type="time" office:time-value="PT19H0M0S" table:style-name="ce7">
            <text:p>19:00</text:p>
          </table:table-cell>
          <table:table-cell office:value-type="time" office:time-value="PT5H0M0S" table:formula="of:=[.C23]-[.B23]" table:style-name="ce3">
            <text:p>05:00</text:p>
          </table:table-cell>
          <table:table-cell office:value-type="string" table:style-name="ce1">
            <text:p>Index Bug in der SignalSythesis</text:p>
          </table:table-cell>
          <table:table-cell table:number-columns-repeated="16379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number:time-style style:name="N25">
      <number:hours number:style="long"/>
      <number:text>:</number:text>
      <number:minutes number:style="long"/>
    </number:time-style>
    <number:date-style style:name="N36">
      <number:month number:style="long"/>
      <number:text>.</number:text>
      <number:day number:style="long"/>
      <number:text>.</number:text>
      <number:year/>
    </number:date-style>
    <number:time-style style:name="N37">
      <number:hours number:style="long"/>
      <number:text>:</number:text>
      <number:minutes number:style="long"/>
    </number:time-style>
    <number:date-style style:name="N38P0" number:language="de" number:country="DE">
      <number:day/>
      <number:text>. </number:text>
      <number:month number:textual="true"/>
      <number:text>. </number:text>
      <number:year number:style="long"/>
    </number:date-style>
    <number:text-style style:name="N38">
      <number:text-content/>
      <style:map style:condition="value()&gt;=0" style:apply-style-name="N38P0"/>
    </number:text-style>
    <number:date-style style:name="N39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361111111111in" fo:margin-left="0.7in" fo:margin-right="0.7in" fo:margin-bottom="0in"/>
      </style:header-style>
      <style:footer-style>
        <style:header-footer-properties fo:min-height="0.487361111111111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nijesch nijesch</meta:initial-creator>
    <dc:creator>Paul Mamatis</dc:creator>
    <meta:creation-date>2020-05-07T21:27:21Z</meta:creation-date>
    <dc:date>2020-07-31T16:54:22Z</dc:date>
    <meta:editing-cycles>1</meta:editing-cycles>
    <meta:editing-duration>PT0S</meta:editing-duration>
  </office:meta>
</office:document-meta>
</file>